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4-09-2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4-04-1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3-10-1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2-05-1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435" calcext:value-type="float">
            <text:p>61.47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16707096774" calcext:value-type="float">
            <text:p>61.47167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53304" calcext:value-type="float">
            <text:p>61.495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29661935484" calcext:value-type="float">
            <text:p>61.512966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5056" calcext:value-type="float">
            <text:p>61.5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495421935484" calcext:value-type="float">
            <text:p>61.54954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8363" calcext:value-type="float">
            <text:p>61.578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22136" calcext:value-type="float">
            <text:p>61.60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3633548387" calcext:value-type="float">
            <text:p>61.63036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5452" calcext:value-type="float">
            <text:p>61.65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3752516129" calcext:value-type="float">
            <text:p>61.683752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25406896552" calcext:value-type="float">
            <text:p>61.71254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59907096774" calcext:value-type="float">
            <text:p>61.745990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75522580645" calcext:value-type="float">
            <text:p>61.77755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5452903226" calcext:value-type="float">
            <text:p>61.79554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7303483871" calcext:value-type="float">
            <text:p>61.82730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07272" calcext:value-type="float">
            <text:p>61.85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20691612903" calcext:value-type="float">
            <text:p>61.88206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00910967742" calcext:value-type="float">
            <text:p>61.910091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1344" calcext:value-type="float">
            <text:p>61.95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7156129032" calcext:value-type="float">
            <text:p>61.99071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71932903226" calcext:value-type="float">
            <text:p>62.027193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84887741936" calcext:value-type="float">
            <text:p>62.06848877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46933333333" calcext:value-type="float">
            <text:p>62.1046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60358709677" calcext:value-type="float">
            <text:p>62.47603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55544" calcext:value-type="float">
            <text:p>62.52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66487741935" calcext:value-type="float">
            <text:p>62.586648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29363636364" calcext:value-type="float">
            <text:p>62.63293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2576" calcext:value-type="float">
            <text:p>63.2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70026666667" calcext:value-type="float">
            <text:p>63.987002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28792" calcext:value-type="float">
            <text:p>64.08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90756129032" calcext:value-type="float">
            <text:p>64.109075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20208" calcext:value-type="float">
            <text:p>64.02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15571612903" calcext:value-type="float">
            <text:p>63.881557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3943225807" calcext:value-type="float">
            <text:p>63.709394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1736774194" calcext:value-type="float">
            <text:p>63.517173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5875" calcext:value-type="float">
            <text:p>63.37458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56776" calcext:value-type="float">
            <text:p>63.15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76198709678" calcext:value-type="float">
            <text:p>62.9576198709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06300689655" calcext:value-type="float">
            <text:p>62.900630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0970322581" calcext:value-type="float">
            <text:p>62.953097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118" calcext:value-type="float">
            <text:p>63.047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71584" calcext:value-type="float">
            <text:p>63.16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8206451613" calcext:value-type="float">
            <text:p>63.2858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98152" calcext:value-type="float">
            <text:p>63.18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3987096774" calcext:value-type="float">
            <text:p>63.10539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91409032258" calcext:value-type="float">
            <text:p>63.00914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4088" calcext:value-type="float">
            <text:p>62.93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851175" calcext:value-type="float">
            <text:p>62.768511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3532" calcext:value-type="float">
            <text:p>62.803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43811612903" calcext:value-type="float">
            <text:p>62.854381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5634285714" calcext:value-type="float">
            <text:p>62.746563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304" calcext:value-type="float">
            <text:p>62.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61248" calcext:value-type="float">
            <text:p>61.806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122" calcext:value-type="float">
            <text:p>61.83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01953548387" calcext:value-type="float">
            <text:p>61.810195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91543225806" calcext:value-type="float">
            <text:p>61.78915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90664" calcext:value-type="float">
            <text:p>61.66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10286451613" calcext:value-type="float">
            <text:p>61.521028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92242580645" calcext:value-type="float">
            <text:p>61.43922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81313548387" calcext:value-type="float">
            <text:p>61.29813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70068571429" calcext:value-type="float">
            <text:p>61.287006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0030967742" calcext:value-type="float">
            <text:p>61.206003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9926" calcext:value-type="float">
            <text:p>61.12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79424" calcext:value-type="float">
            <text:p>61.05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82418064516" calcext:value-type="float">
            <text:p>60.92824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87744516129" calcext:value-type="float">
            <text:p>60.56877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4523870968" calcext:value-type="float">
            <text:p>60.511452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99891612903" calcext:value-type="float">
            <text:p>60.479989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95499354839" calcext:value-type="float">
            <text:p>60.25954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68976" calcext:value-type="float">
            <text:p>60.216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24650322581" calcext:value-type="float">
            <text:p>60.18246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90391428571" calcext:value-type="float">
            <text:p>60.239039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9442580645" calcext:value-type="float">
            <text:p>60.34194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97868387097" calcext:value-type="float">
            <text:p>60.40978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87384" calcext:value-type="float">
            <text:p>60.568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84435" calcext:value-type="float">
            <text:p>60.69844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19032" calcext:value-type="float">
            <text:p>60.59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05329032258" calcext:value-type="float">
            <text:p>60.43053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3943225806" calcext:value-type="float">
            <text:p>60.28039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38344" calcext:value-type="float">
            <text:p>60.19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5669677419" calcext:value-type="float">
            <text:p>60.088566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859063225807" calcext:value-type="float">
            <text:p>60.185906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4206451613" calcext:value-type="float">
            <text:p>60.0854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3116" calcext:value-type="float">
            <text:p>59.98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20445" calcext:value-type="float">
            <text:p>59.7920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35646451613" calcext:value-type="float">
            <text:p>59.71356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6652" calcext:value-type="float">
            <text:p>59.82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75318709677" calcext:value-type="float">
            <text:p>59.967531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71064" calcext:value-type="float">
            <text:p>59.95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62539354839" calcext:value-type="float">
            <text:p>59.79625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45525" calcext:value-type="float">
            <text:p>59.64945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156" calcext:value-type="float">
            <text:p>59.414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22410322581" calcext:value-type="float">
            <text:p>59.152241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46818064516" calcext:value-type="float">
            <text:p>59.114681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837042580645" calcext:value-type="float">
            <text:p>59.18370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78952" calcext:value-type="float">
            <text:p>59.25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41029677419" calcext:value-type="float">
            <text:p>59.42410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70392727273" calcext:value-type="float">
            <text:p>59.5770392727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6416" calcext:value-type="float">
            <text:p>59.71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6008" calcext:value-type="float">
            <text:p>57.97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9032" calcext:value-type="float">
            <text:p>50.9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16116363704</text:p>
          </table:table-cell>
          <table:table-cell office:value-type="string" calcext:value-type="string">
            <text:p>199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31" meta:object-count="0"/>
    <meta:user-defined meta:name="AppVersion">3.0</meta:user-defined>
  </office:meta>
</office:document-meta>
</file>